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6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RDENAS CHANCO, ROXA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82794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174983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ARDENAS CHANCO ROXA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82794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1 749 83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1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85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0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8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6/09/2021</text:p>
          </table:table-cell>
          <table:table-cell table:style-name="Tabla2.A3" office:value-type="string">
            <text:p text:style-name="P22">577015</text:p>
          </table:table-cell>
          <table:table-cell table:style-name="Tabla2.D3" office:value-type="string">
            <text:p text:style-name="P23">18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6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2:39:4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